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2.2313in"/>
    </style:style>
    <style:style style:name="Table1.C" style:family="table-column">
      <style:table-column-properties style:column-width="2.23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break-before="auto" fo:break-after="auto"/>
    </style:style>
    <style:style style:name="P18" style:family="paragraph" style:parent-style-name="Heading_20_1" style:list-style-name="WWNum1"/>
    <style:style style:name="P1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weight="bold" style:font-weight-asian="bold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aczyuw2yex2w"/><text:span text:style-name="T1">Sistemas Informáticos (Computer Systems)</text:span><text:span text:style-name="T2"><text:line-break/></text:span><text:span text:style-name="T3">Unit 03. Activities 01</text:span></text:p>
      <text:p text:style-name="P2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September 2022</text:span></text:p>
      <text:p text:style-name="P6"/>
      <text:p text:style-name="P5"><text:span text:style-name="T6">Unit 03. Activities 01</text:span></text:p>
      <text:list xml:id="list228517263" text:style-name="WWNum1">
        <text:list-item>
          <text:p text:style-name="P18"><text:bookmark text:name="_dbh0n1vac4c8"/>Exercise 01</text:p>
        </text:list-item>
      </text:list>
      <text:p text:style-name="Standard">Try to think between those concepts and discuss them in forum:</text:p>
      <text:list xml:id="list782856901" text:style-name="WWNum3">
        <text:list-item>
          <text:p text:style-name="P7">In a system with “Programmed I/O”, which process state/s are not necessary?</text:p>
        </text:list-item>
        <text:list-item>
          <text:p text:style-name="P9">In a system with two processors, which process state/s should be added?</text:p>
        </text:list-item>
      </text:list>
      <text:list xml:id="list90146092476960" text:continue-list="list228517263" text:style-name="WWNum1">
        <text:list-item>
          <text:p text:style-name="P18"><text:bookmark text:name="_re680z83lu2j"/>Exercise 02</text:p>
        </text:list-item>
      </text:list>
      <text:p text:style-name="Standard">Investigate for Windows and Linux what is the best configuration of virtual memory and why. Be careful, there are a lot of old explanations in Internet that are wrong. Discuss your conclusion in the forum.</text:p>
      <text:list xml:id="list90144928225691" text:continue-numbering="true" text:style-name="WWNum1">
        <text:list-item>
          <text:p text:style-name="P18"><text:bookmark text:name="_y0e68n2aixw3"/>Exercise 03</text:p>
        </text:list-item>
      </text:list>
      <text:p text:style-name="Standard">If you have 3 processes P1, P2, P3 and P4:</text:p>
      <text:p text:style-name="Standard"/>
      <table:table table:name="Table1" table:style-name="Table1">
        <table:table-column table:style-name="Table1.A" table:number-columns-repeated="2"/>
        <table:table-column table:style-name="Table1.C"/>
        <text:soft-page-break/>
        <table:table-row table:style-name="Table1.1">
          <table:table-cell table:style-name="Table1.A1" office:value-type="string">
            <text:p text:style-name="P1"><text:span text:style-name="T10">Process</text:span></text:p>
          </table:table-cell>
          <table:table-cell table:style-name="Table1.A1" office:value-type="string">
            <text:p text:style-name="P1"><text:span text:style-name="T10">Arriving time</text:span></text:p>
          </table:table-cell>
          <table:table-cell table:style-name="Table1.A1" office:value-type="string">
            <text:p text:style-name="P1"><text:span text:style-name="T10">CPU</text:span></text:p>
          </table:table-cell>
        </table:table-row>
        <table:table-row table:style-name="Table1.1">
          <table:table-cell table:style-name="Table1.A2" office:value-type="string">
            <text:p text:style-name="P12">P1</text:p>
          </table:table-cell>
          <table:table-cell table:style-name="Table1.B2" office:value-type="string">
            <text:p text:style-name="P12">1</text:p>
          </table:table-cell>
          <table:table-cell table:style-name="Table1.C2" office:value-type="string">
            <text:p text:style-name="P12">7</text:p>
          </table:table-cell>
        </table:table-row>
        <table:table-row table:style-name="Table1.1">
          <table:table-cell table:style-name="Table1.A3" office:value-type="string">
            <text:p text:style-name="P12">P2</text:p>
          </table:table-cell>
          <table:table-cell table:style-name="Table1.B3" office:value-type="string">
            <text:p text:style-name="P12">4</text:p>
          </table:table-cell>
          <table:table-cell table:style-name="Table1.C3" office:value-type="string">
            <text:p text:style-name="P12">5</text:p>
          </table:table-cell>
        </table:table-row>
        <table:table-row table:style-name="Table1.1">
          <table:table-cell table:style-name="Table1.A4" office:value-type="string">
            <text:p text:style-name="P12">P3</text:p>
          </table:table-cell>
          <table:table-cell table:style-name="Table1.B4" office:value-type="string">
            <text:p text:style-name="P12">3</text:p>
          </table:table-cell>
          <table:table-cell table:style-name="Table1.C4" office:value-type="string">
            <text:p text:style-name="P12">1</text:p>
          </table:table-cell>
        </table:table-row>
        <table:table-row table:style-name="Table1.1">
          <table:table-cell table:style-name="Table1.A5" office:value-type="string">
            <text:p text:style-name="P12">P4</text:p>
          </table:table-cell>
          <table:table-cell table:style-name="Table1.B5" office:value-type="string">
            <text:p text:style-name="P12">2</text:p>
          </table:table-cell>
          <table:table-cell table:style-name="Table1.C5" office:value-type="string">
            <text:p text:style-name="P12">4</text:p>
          </table:table-cell>
        </table:table-row>
      </table:table>
      <text:p text:style-name="Standard"/>
      <text:p text:style-name="Standard">Show the result if “short term scheduler algorithm” is:</text:p>
      <text:list xml:id="list446399513" text:style-name="WWNum2">
        <text:list-item>
          <text:p text:style-name="P8">FIFO</text:p>
        </text:list-item>
        <text:list-item>
          <text:p text:style-name="P11">SRTF</text:p>
        </text:list-item>
        <text:list-item>
          <text:p text:style-name="P11">Round robin with Quantum=1</text:p>
        </text:list-item>
        <text:list-item>
          <text:p text:style-name="P10">Round robin with Quantum=3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3. Fundamentals of operating systems</text:span></text:p>
      </style:header>
      <style:footer>
        <text:p text:style-name="MP4"><text:span text:style-name="MT1">CFGS DAM/DAW<text:tab/><text:tab/>Unit 03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2" meta:paragraph-count="35" meta:word-count="167" meta:character-count="918" meta:non-whitespace-character-count="792"/>
    <meta:generator>LibreOfficeDev/6.0.5.2$Linux_X86_64 LibreOffice_project/</meta:generator>
  </office:meta>
</office:document-meta>
</file>